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ateAccountFilter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ctivateAccountFilter.ru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ActivateAccountFilter.initSmsConfiguration( Filte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ateAccountFilter.initLdapContext( Filter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ctivateAccountFilter.sendResponse( String msg , HttpServletRequest req , HttpServletResponse res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ctivateAccountFilter.processDownload( String activationKey , HttpServletRequest req , HttpServletResponse resp , FilterChain chai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117">
            <text:p text:style-name="Table_20_Contents">117</text:p>
          </table:table-cell>
        </table:table-row>
        <table:table-row>
          <table:table-cell office:value-type="string">
            <text:p text:style-name="Table_20_Contents">ActivateAccountFilter.processActivation( String activationKey , HttpServletRequest req , HttpServletResponse resp , FilterChain cha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ActivateAccountFilter.doFilter( ServletRequest sreq , ServletResponse sresp , FilterChain cha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ctivateAccountFilter.initSmtpConfiguration( Filter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ctivateAccountFilter.initActivationConfiguration( FilterConfig confi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ctivateAccountFilter.init( Filter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